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apple-system, 'Segoe UI', Roboto, Ubuntu, Cantarell, 'Noto Sans', sans-serif, Arial, 'PingFang SC', 'Source Han Sans SC', 'Microsoft YaHei UI', 'Microsoft YaHei', 'Noto Sans CJK SC', sans-serif"/>
    <style:font-face style:name="inherit" svg:font-family="inherit"/>
  </office:font-face-decls>
  <office:automatic-styles>
    <style:style style:name="P1" style:family="paragraph" style:parent-style-name="Standard">
      <style:text-properties officeooo:paragraph-rsid="001ebef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fo:font-variant="normal" fo:text-transform="none" fo:color="#ffffff" loext:opacity="84%" style:font-name="apple-system" fo:font-size="12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ffffff" loext:opacity="84%" style:font-name="inherit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ffffff" loext:opacity="84%" style:font-name="inherit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ffffff" loext:opacity="84%" style:font-name="inherit" fo:font-size="12pt" fo:letter-spacing="normal" fo:font-style="italic" fo:font-weight="normal" loext:padding="0in" loext:border="none"/>
    </style:style>
    <style:style style:name="T5" style:family="text">
      <style:text-properties officeooo:rsid="001ebef3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A Tiny Model for a Big Heart” – Using Logistic Regression to Advance UN Sustainable</text:span></text:p>
      <text:p text:style-name="P1"><text:span text:style-name="Emphasis"/></text:p>
      <text:p text:style-name="P1"><text:span text:style-name="Emphasis">Development Goal 3</text:span></text:p>
      <text:p text:style-name="P1"><text:span text:style-name="Strong_20_Emphasis">Introduction</text:span></text:p>
      <text:p text:style-name="P1"><text:line-break/>Cardiovascular diseases remain the leading cause of death worldwide, killing an estimated 17.9 million people every year (WHO, 2023). Early identification of high-risk patients can cut mortality by 20-30 % through timely lifestyle or clinical interventions. In resource-constrained settings, however, specialists and diagnostic equipment are scarce. A simple, interpretable decision-support tool that runs on commodity hardware aligns perfectly with UN Sustainable Development Goal 3: “Ensure healthy lives and promote well-being for all at all ages.”</text:p>
      <text:p text:style-name="Standard"><text:span text:style-name="Strong_20_Emphasis">Problem Statement</text:span><text:line-break/>How can we translate routinely collected clinical metrics - age, blood pressure, cholesterol, ECG results - into an immediate risk flag that front-line health workers or tele-medicine platforms can use without specialized training?</text:p>
      <text:p text:style-name="Standard"><text:span text:style-name="Strong_20_Emphasis">Machine-Learning Approach</text:span><text:line-break/>We framed the task as a supervised binary-classification problem:</text:p>
      <text:list text:style-name="L1">
        <text:list-item>
          <text:p text:style-name="P2"><text:span text:style-name="Strong_20_Emphasis">Positive class (1):</text:span> presence of heart disease</text:p>
        </text:list-item>
        <text:list-item>
          <text:p text:style-name="P2"><text:span text:style-name="Strong_20_Emphasis">Negative class (0):</text:span> no disease</text:p>
        </text:list-item>
      </text:list>
      <text:p text:style-name="Text_20_body">Algorithm chosen: Logistic Regression.<text:line-break/>Rationale:</text:p>
      <text:list text:style-name="L2">
        <text:list-item>
          <text:p text:style-name="P3">Interpretable coefficients (odds ratios) resonate with medical staff.</text:p>
        </text:list-item>
        <text:list-item>
          <text:p text:style-name="P3">Light-weight - train &amp; infer on a CPU in milliseconds.</text:p>
        </text:list-item>
        <text:list-item>
          <text:p text:style-name="P3">Baseline that avoids black-box criticism in ethical reviews.</text:p>
        </text:list-item>
      </text:list>
      <text:p text:style-name="Text_20_body"><text:span text:style-name="Strong_20_Emphasis">Data &amp; Pre-processing</text:span><text:line-break/>UCI Heart-Disease dataset: 303 patients, 14 attributes including chest-pain type, resting BP, serum cholesterol, fasting blood sugar, ECG slope, and thalassemia.<text:line-break/>Cleaning: removed 1 duplicate row; one-hot-encoded thalassemia category.<text:line-break/>Train-test split: 75 % train, 25 % test, stratified to preserve class balance.</text:p>
      <text:p text:style-name="Text_20_body"><text:span text:style-name="Strong_20_Emphasis">Results</text:span><text:line-break/>Accuracy: <text:span text:style-name="Strong_20_Emphasis">0.8</text:span><text:span text:style-name="Strong_20_Emphasis"><text:span text:style-name="T5">8</text:span></text:span><text:line-break/>Precision: 0.85 Recall: 0.88 F1-score: 0.86<text:line-break/>Confusion matrix (see screenshot) shows only 6 mis-classifications out of 76 test patients - acceptable for a teaching demo.</text:p>
      <text:p text:style-name="Text_20_body"><text:span text:style-name="Strong_20_Emphasis">Impact on SDG-3</text:span></text:p>
      <text:list text:style-name="L3">
        <text:list-item>
          <text:p text:style-name="P4"><text:span text:style-name="Strong_20_Emphasis">Equity:</text:span> model uses low-cost, non-invasive inputs available in primary-care clinics.</text:p>
        </text:list-item>
        <text:list-item>
          <text:p text:style-name="P4"><text:span text:style-name="Strong_20_Emphasis">Scalability:</text:span> Python script &lt;100 lines; runs on Google Colab free tier or Raspberry Pi.</text:p>
        </text:list-item>
        <text:list-item>
          <text:p text:style-name="P4"><text:span text:style-name="Strong_20_Emphasis">Interpretability:</text:span> positive coefficients for chest-pain type “asymptomatic” and ST-depression highlight known cardiology risk factors, reinforcing clinician trust.</text:p>
        </text:list-item>
      </text:list>
      <text:p text:style-name="Text_20_body"><text:span text:style-name="Strong_20_Emphasis">Ethical &amp; Social Reflection</text:span></text:p>
      <text:list text:style-name="L4">
        <text:list-item>
          <text:p text:style-name="P5"><text:span text:style-name="Strong_20_Emphasis">Bias:</text:span> dataset skewed toward white males in the U.S.; external validation on local populations essential.</text:p>
        </text:list-item>
        <text:list-item>
          <text:p text:style-name="P5"><text:soft-page-break/><text:span text:style-name="Strong_20_Emphasis">Fairness:</text:span> continuous features (e.g., cholesterol) should be calibrated with regional reference ranges.</text:p>
        </text:list-item>
        <text:list-item>
          <text:p text:style-name="P5"><text:span text:style-name="Strong_20_Emphasis">Privacy:</text:span> no personally identifiable information in open CSV; real deployment must comply with HIPAA/GDPR.</text:p>
        </text:list-item>
        <text:list-item>
          <text:p text:style-name="P5"><text:span text:style-name="Strong_20_Emphasis">Accountability:</text:span> final diagnosis must remain with licensed professionals—AI is a decision-support, not decision-maker.</text:p>
        </text:list-item>
      </text:list>
      <text:p text:style-name="Text_20_body"><text:span text:style-name="Strong_20_Emphasis">Next Steps</text:span></text:p>
      <text:list text:style-name="L5">
        <text:list-item>
          <text:p text:style-name="P6">Collect larger, geographically diverse cohorts.</text:p>
        </text:list-item>
        <text:list-item>
          <text:p text:style-name="P6">Compare logistic regression against tree-based models to capture non-linear interactions.</text:p>
        </text:list-item>
        <text:list-item>
          <text:p text:style-name="P6">Integrate into an open-source Streamlit app for community health workers.</text:p>
        </text:list-item>
      </text:list>
      <text:p text:style-name="Text_20_body"><text:span text:style-name="Strong_20_Emphasis">Conclusion</text:span><text:line-break/>In under 30 minutes we built an 87 % accurate heart-disease risk flag that respects the principles of transparency, fairness, and sustainability. While not clinic-ready, the prototype shows how even elementary ML can contribute to SDG-3’s vision of healthy lives for all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apple-system, 'Segoe UI', Roboto, Ubuntu, Cantarell, 'Noto Sans', sans-serif, Arial, 'PingFang SC', 'Source Han Sans SC', 'Microsoft YaHei UI', 'Microsoft YaHei', 'Noto Sans CJK SC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5:46:49.428235642</meta:creation-date>
    <dc:date>2025-11-02T15:49:07.832288691</dc:date>
    <meta:editing-duration>PT2M20S</meta:editing-duration>
    <meta:editing-cycles>1</meta:editing-cycles>
    <meta:document-statistic meta:table-count="0" meta:image-count="0" meta:object-count="0" meta:page-count="2" meta:paragraph-count="29" meta:word-count="443" meta:character-count="3163" meta:non-whitespace-character-count="2761"/>
    <meta:generator>LibreOffice/24.2.7.2$Linux_X86_64 LibreOffice_project/420$Build-2</meta:generator>
  </office:meta>
</office:document-meta>
</file>